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8477d" officeooo:paragraph-rsid="001844c8" style:font-size-asian="12pt" style:font-size-complex="12pt"/>
    </style:style>
    <style:style style:name="P2" style:family="paragraph" style:parent-style-name="Standard">
      <style:text-properties fo:font-size="12pt" officeooo:paragraph-rsid="001844c8" style:font-size-asian="12pt" style:font-size-complex="12pt"/>
    </style:style>
    <style:style style:name="P3" style:family="paragraph" style:parent-style-name="Standard">
      <style:text-properties fo:font-size="52.2999992370606pt" officeooo:rsid="0018477d" officeooo:paragraph-rsid="001844c8"/>
    </style:style>
    <style:style style:name="P4" style:family="paragraph" style:parent-style-name="Standard">
      <style:text-properties fo:font-size="52.2999992370606pt" officeooo:rsid="00189d87" officeooo:paragraph-rsid="00189d87"/>
    </style:style>
    <style:style style:name="P5" style:family="paragraph" style:parent-style-name="Standard">
      <style:text-properties fo:font-size="52.2999992370606pt" officeooo:paragraph-rsid="001844c8"/>
    </style:style>
    <style:style style:name="P6" style:family="paragraph" style:parent-style-name="Standard">
      <style:text-properties officeooo:paragraph-rsid="001844c8"/>
    </style:style>
    <style:style style:name="P7" style:family="paragraph" style:parent-style-name="Standard">
      <style:text-properties fo:font-size="12pt" fo:font-weight="bold" officeooo:paragraph-rsid="001844c8" style:font-size-asian="12pt" style:font-weight-asian="bold" style:font-size-complex="12pt" style:font-weight-complex="bold"/>
    </style:style>
    <style:style style:name="T1" style:family="text">
      <style:text-properties officeooo:rsid="00132cec"/>
    </style:style>
    <style:style style:name="T2" style:family="text">
      <style:text-properties officeooo:rsid="00144963"/>
    </style:style>
    <style:style style:name="T3" style:family="text">
      <style:text-properties officeooo:rsid="0017a88b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8477d" style:font-size-asian="12pt" style:font-size-complex="12pt"/>
    </style:style>
    <style:style style:name="T6" style:family="text">
      <style:text-properties fo:font-size="12pt" officeooo:rsid="0017a88b" style:font-size-asian="12pt" style:font-size-complex="12pt"/>
    </style:style>
    <style:style style:name="T7" style:family="text">
      <style:text-properties fo:font-size="12pt" officeooo:rsid="00125ec6" style:font-size-asian="12pt" style:font-size-complex="12pt"/>
    </style:style>
    <style:style style:name="T8" style:family="text">
      <style:text-properties fo:font-size="12pt" officeooo:rsid="00144963" style:font-size-asian="12pt" style:font-size-complex="12pt"/>
    </style:style>
    <style:style style:name="T9" style:family="text">
      <style:text-properties fo:font-size="12pt" officeooo:rsid="0019f740" style:font-size-asian="12pt" style:font-size-complex="12pt"/>
    </style:style>
    <style:style style:name="T10" style:family="text">
      <style:text-properties fo:font-size="12pt" officeooo:rsid="001a7f40" style:font-size-asian="12pt" style:font-size-complex="12pt"/>
    </style:style>
    <style:style style:name="T11" style:family="text">
      <style:text-properties fo:font-size="12pt" officeooo:rsid="001c4bd1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position="super 58%" fo:font-size="12pt" officeooo:rsid="001c4bd1" style:font-size-asian="12pt" style:font-size-complex="12pt"/>
    </style:style>
    <style:style style:name="T15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>CONCEPT PAPER ON SCHOOL <text:span text:style-name="T3">GOOD SHEPHERDS BRIGHT SCHOOL SUPORT </text:span><text:s/>PROJECT</text:p>
      <text:p text:style-name="P7"/>
      <text:p text:style-name="P7">INTRODUCTION</text:p>
      <text:p text:style-name="P2"/>
      <text:p text:style-name="P5"><text:span text:style-name="T5">Good Shepherds Bright </text:span><text:span text:style-name="T4">school </text:span><text:span text:style-name="T6">is a</text:span><text:span text:style-name="T7"> family </text:span><text:span text:style-name="T5">social responsibility </text:span><text:span text:style-name="T7">initiative to provide quality education as a give back project to the society that raised us. </text:span><text:span text:style-name="T8">Given the increasing number of dropouts, drug addicts and crime rates in the area, education stands out to be a big solution to reduce this in the future society.</text:span></text:p>
      <text:p text:style-name="P3"><text:span text:style-name="T8">I</text:span><text:span text:style-name="T4">t kicked off in June 2018 second term with 6 children, </text:span><text:span text:style-name="T9">to-date</text:span><text:span text:style-name="T4"> the total </text:span><text:span text:style-name="T9">enrollment</text:span><text:span text:style-name="T4"> is </text:span><text:span text:style-name="T10">1</text:span><text:span text:style-name="T4">2</text:span><text:span text:style-name="T10">0 </text:span><text:span text:style-name="T11">by 1</text:span><text:span text:style-name="T14">st</text:span><text:span text:style-name="T11"> term 2020</text:span><text:span text:style-name="T4">, with a big </text:span><text:span text:style-name="T9">intentional</text:span><text:span text:style-name="T4"> of </text:span><text:span text:style-name="T9">increasing</text:span><text:span text:style-name="T4"> to 300 in two years.</text:span></text:p>
      <text:p text:style-name="P3"><text:span text:style-name="T4"/></text:p>
      <text:p text:style-name="P4"><text:span text:style-name="T12">The School Motto:</text:span><text:span text:style-name="T4"> “</text:span><text:span text:style-name="T12">Wisdom from Above, Give Way”</text:span></text:p>
      <text:p text:style-name="P1"/>
      <text:p text:style-name="P1"><text:span text:style-name="T13">Objectives</text:span>: To provide quality education with a holistic approach and contribute to raising an elite future society, which is mentally, socially, economically and behavior wise stable.</text:p>
      <text:p text:style-name="P1"/>
      <text:p text:style-name="P1">Motivational statemen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13:45:05.465583000</meta:creation-date>
    <dc:date>2021-02-17T13:58:28.884858000</dc:date>
    <meta:editing-duration>PT11M24S</meta:editing-duration>
    <meta:editing-cycles>5</meta:editing-cycles>
    <meta:generator>LibreOffice/6.2.0.3$MacOSX_X86_64 LibreOffice_project/98c6a8a1c6c7b144ce3cc729e34964b47ce25d62</meta:generator>
    <meta:document-statistic meta:table-count="0" meta:image-count="0" meta:object-count="0" meta:page-count="1" meta:paragraph-count="7" meta:word-count="133" meta:character-count="820" meta:non-whitespace-character-count="693"/>
  </office:meta>
</office:document-meta>
</file>